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937cm" fo:min-width="2.473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937cm" fo:min-width="2.473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37cm" fo:min-width="2.473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938cm" fo:min-width="2.473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37cm" fo:min-width="2.473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fill-color="#ffffff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3465a4" draw:marker-start-width="0.279cm" draw:marker-end="Symmetric_20_Arrow" draw:marker-end-width="0.379cm" draw:fill="solid" draw:fill-color="#ffffff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Dot" svg:stroke-width="0.053cm" svg:stroke-color="#ff0000" draw:marker-start-width="0.279cm" draw:marker-end="Symmetric_20_Arrow" draw:marker-end-width="0.379cm" draw:fill="solid" draw:fill-color="#ffffff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0000" draw:marker-start-width="0.279cm" draw:marker-end="Symmetric_20_Arrow" draw:marker-end-width="0.379cm" draw:fill="solid" draw:fill-color="#ffffff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1" style:family="graphic" style:parent-style-name="standard">
      <style:graphic-properties draw:stroke="none" draw:fill-color="#ff0000"/>
    </style:style>
    <style:style style:name="gr12" style:family="graphic" style:parent-style-name="objectwithoutfill">
      <style:graphic-properties draw:stroke="solid" draw:stroke-dash="Dot" svg:stroke-width="0.053cm" svg:stroke-color="#ff0000" draw:marker-start-width="0.279cm" draw:marker-end="Symmetric_20_Arrow" draw:marker-end-width="0.379cm" draw:fill="solid" draw:fill-color="#ffffff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7pt" fo:font-weight="normal"/>
    </style:style>
    <style:style style:name="P2" style:family="paragraph">
      <loext:graphic-properties draw:fill-color="#ffffff"/>
      <style:paragraph-properties fo:text-align="center"/>
      <style:text-properties fo:font-size="7pt" fo:font-weight="normal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7pt" fo:font-weight="normal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7pt" fo:font-weight="normal"/>
    </style:style>
    <style:style style:name="P5" style:family="paragraph">
      <loext:graphic-properties draw:fill="solid" draw:fill-color="#ffffff"/>
      <style:paragraph-properties fo:text-align="center"/>
      <style:text-properties fo:font-size="7pt" fo:font-weight="normal"/>
    </style:style>
    <style:style style:name="P6" style:family="paragraph">
      <loext:graphic-properties draw:fill="solid" draw:fill-color="#ffffff"/>
      <style:paragraph-properties fo:text-align="center"/>
      <style:text-properties fo:font-size="11pt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size-asian="13pt" style:font-size-complex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size-asian="13pt" style:font-size-complex="13pt"/>
    </style:style>
    <style:style style:name="T6" style:family="text">
      <style:text-properties fo:font-size="7pt" fo:font-weight="normal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025cm" svg:height="2.239cm" svg:x="2.465cm" svg:y="1.02cm">
          <text:p text:style-name="P1">WAMP DAO</text:p>
          <text:p text:style-name="P1"/>
          <text:p text:style-name="P1"><text:span text:style-name="T1">Bootloader</text:span></text:p>
          <text:p text:style-name="P1"/>
          <text:p text:style-name="P1">(Anonymous Cyberspace)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025cm" svg:height="2.239cm" svg:x="10.587cm" svg:y="12.534cm">
          <text:p text:style-name="P1"><text:span text:style-name="T2">WAMP DAO</text:span><text:span text:style-name="T2"><text:line-break/></text:span><text:span text:style-name="T2"/></text:p>
          <text:p text:style-name="P1"><text:span text:style-name="T1">Legal Entity</text:span></text:p>
          <text:p text:style-name="P1"/>
          <text:p text:style-name="P1"><text:span text:style-name="T3">(OpenZeppelin Governor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025cm" svg:height="2.239cm" svg:x="23.492cm" svg:y="12.534cm">
          <text:p text:style-name="P1"><text:span text:style-name="T2">WAMP DAO Swiss Office</text:span></text:p>
          <text:p text:style-name="P1"><text:span text:style-name="T2"/></text:p>
          <text:p text:style-name="P1"><text:span text:style-name="T1">Legal Entity</text:span></text:p>
          <text:p text:style-name="P1"/>
          <text:p text:style-name="P1"><text:span text:style-name="T3">(Swiss Association,</text:span></text:p>
          <text:p text:style-name="P1"><text:span text:style-name="T3">Zug Switzerland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3.025cm" svg:height="2.24cm" svg:x="17.807cm" svg:y="15.653cm">
          <text:p text:style-name="P3"><text:span text:style-name="T2">WAMP DAO Swiss Office</text:span></text:p>
          <text:p text:style-name="P3"><text:span text:style-name="T2"/></text:p>
          <text:p text:style-name="P1"><text:span text:style-name="T1">Board</text:span></text:p>
          <text:p text:style-name="P1"><text:span text:style-name="T1"/></text:p>
          <text:p text:style-name="P1"><text:span text:style-name="T3">(Gnosis Safe</text:span></text:p>
          <text:p text:style-name="P1"><text:span text:style-name="T3">Multisig Wallet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3.025cm" svg:height="2.239cm" svg:x="23.492cm" svg:y="15.654cm">
          <text:p text:style-name="P3"><text:span text:style-name="T2">WAMP DAO Swiss Office</text:span></text:p>
          <text:p text:style-name="P3"><text:span text:style-name="T2"/></text:p>
          <text:p text:style-name="P1"><text:span text:style-name="T1">Members</text:span></text:p>
          <text:p text:style-name="P1"><text:span text:style-name="T1"/></text:p>
          <text:p text:style-name="P1"><text:span text:style-name="T3">(fully KYC’ed and</text:span></text:p>
          <text:p text:style-name="P1"><text:span text:style-name="T3">archived in registry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025cm" svg:height="2.239cm" svg:x="23.492cm" svg:y="3.385cm">
          <text:p text:style-name="P1"><text:span text:style-name="T2">WAMP DAO Swiss Office</text:span></text:p>
          <text:p text:style-name="P1"><text:span text:style-name="T2"/></text:p>
          <text:p text:style-name="P1"><text:span text:style-name="T1">Articles of Association</text:span></text:p>
          <text:p text:style-name="P1"/>
          <text:p text:style-name="P1"><text:span text:style-name="T3">(Swiss Law,</text:span></text:p>
          <text:p text:style-name="P1"><text:span text:style-name="T3">Switzerland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025cm" svg:height="2.239cm" svg:x="10.587cm" svg:y="3.385cm">
          <text:p text:style-name="P1"><text:span text:style-name="T2">WAMP DAO</text:span><text:span text:style-name="T2"><text:line-break/></text:span><text:span text:style-name="T2"/></text:p>
          <text:p text:style-name="P1"><text:span text:style-name="T1">Articles of Organisation</text:span></text:p>
          <text:p text:style-name="P1"><text:span text:style-name="T1"/></text:p>
          <text:p text:style-name="P1"><text:span text:style-name="T4">(Private </text:span><text:span text:style-name="T5">International Law,</text:span></text:p>
          <text:p text:style-name="P1"><text:span text:style-name="T6">Online Jurisdiction)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23.492cm" svg:y1="4.504cm" svg:x2="13.612cm" svg:y2="4.504cm" draw:start-shape="id1" draw:start-glue-point="3" draw:end-shape="id2" draw:end-glue-point="1" svg:d="M23492 4504h-9880" svg:viewBox="0 0 9881 1">
          <text:p/>
        </draw:connector>
        <draw:connector draw:style-name="gr7" draw:text-style-name="P5" draw:layer="layout" svg:x1="5.49cm" svg:y1="2.139cm" svg:x2="12.099cm" svg:y2="3.385cm" draw:start-shape="id3" draw:start-glue-point="1" draw:end-shape="id2" draw:end-glue-point="0" svg:d="M5490 2139h6609v1246" svg:viewBox="0 0 6610 1247">
          <text:p/>
        </draw:connector>
        <draw:connector draw:style-name="gr7" draw:text-style-name="P5" draw:layer="layout" svg:x1="5.49cm" svg:y1="2.139cm" svg:x2="25.004cm" svg:y2="3.385cm" draw:start-shape="id3" draw:start-glue-point="1" draw:end-shape="id1" draw:end-glue-point="0" svg:d="M5490 2139h19514v1246" svg:viewBox="0 0 19515 1247">
          <text:p/>
        </draw:connector>
        <draw:connector draw:style-name="gr7" draw:text-style-name="P5" draw:layer="layout" svg:x1="5.49cm" svg:y1="2.139cm" svg:x2="10.587cm" svg:y2="13.653cm" draw:start-shape="id3" draw:start-glue-point="1" draw:end-shape="id4" draw:end-glue-point="3" svg:d="M5490 2139h2548v11514h2549" svg:viewBox="0 0 5098 11515">
          <text:p/>
        </draw:connector>
        <draw:connector draw:style-name="gr6" draw:text-style-name="P5" draw:layer="layout" svg:x1="23.492cm" svg:y1="13.653cm" svg:x2="13.612cm" svg:y2="13.653cm" draw:start-shape="id5" draw:start-glue-point="3" draw:end-shape="id4" draw:end-glue-point="1" svg:d="M23492 13653h-9880" svg:viewBox="0 0 9881 1">
          <text:p/>
        </draw:connector>
        <draw:connector draw:style-name="gr6" draw:text-style-name="P5" draw:layer="layout" svg:x1="25.004cm" svg:y1="15.654cm" svg:x2="25.004cm" svg:y2="14.773cm" draw:start-shape="id6" draw:start-glue-point="0" draw:end-shape="id5" draw:end-glue-point="2" svg:d="M25004 15654v-881" svg:viewBox="0 0 1 882">
          <text:p/>
        </draw:connector>
        <draw:connector draw:style-name="gr8" draw:text-style-name="P5" draw:layer="layout" svg:x1="17.807cm" svg:y1="16.773cm" svg:x2="12.099cm" svg:y2="14.773cm" draw:start-shape="id7" draw:end-shape="id4" draw:end-glue-point="2" svg:d="M17807 16773h-5708v-2000" svg:viewBox="0 0 5709 2001">
          <text:p/>
        </draw:connector>
        <draw:connector draw:style-name="gr9" draw:text-style-name="P6" draw:layer="layout" svg:x1="19.319cm" svg:y1="17.893cm" svg:x2="19.319cm" svg:y2="18.751cm" draw:start-shape="id7" draw:start-glue-point="2" draw:end-shape="id8" draw:end-glue-point="0" svg:d="M19319 17893v858" svg:viewBox="0 0 1 859">
          <text:p/>
        </draw:connector>
        <dr3d:scene draw:style-name="gr10" xml:id="id8" draw:id="id8" svg:width="1.449cm" svg:height="1.449cm" svg:x="18.595cm" svg:y="18.75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1" draw:layer="layout"/>
        </dr3d:scene>
        <draw:custom-shape draw:style-name="gr3" draw:text-style-name="P2" xml:id="id10" draw:id="id10" draw:layer="layout" svg:width="3.025cm" svg:height="2.239cm" svg:x="10.587cm" svg:y="6.319cm">
          <text:p text:style-name="P1"><text:span text:style-name="T2">WAMP DAO</text:span><text:span text:style-name="T2"><text:line-break/></text:span><text:span text:style-name="T2"/></text:p>
          <text:p text:style-name="P1"><text:span text:style-name="T1">Governance Token</text:span></text:p>
          <text:p text:style-name="P1"/>
          <text:p text:style-name="P1"><text:span text:style-name="T3">(OpenZeppelin ERC20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3.025cm" svg:height="2.239cm" svg:x="10.587cm" svg:y="9.419cm">
          <text:p text:style-name="P1"><text:span text:style-name="T2">WAMP DAO</text:span><text:span text:style-name="T2"><text:line-break/></text:span><text:span text:style-name="T2"/></text:p>
          <text:p text:style-name="P1"><text:span text:style-name="T1">Governance Vote</text:span></text:p>
          <text:p text:style-name="P1"/>
          <text:p text:style-name="P1"><text:span text:style-name="T3">(OpenZeppelin Governor</text:span></text:p>
          <text:p text:style-name="P1"><text:span text:style-name="T3">and ERC20)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svg:x1="13.612cm" svg:y1="10.538cm" svg:x2="19.319cm" svg:y2="15.653cm" draw:start-shape="id9" draw:start-glue-point="1" draw:end-shape="id7" draw:end-glue-point="0" svg:d="M13612 10538h5707v5115" svg:viewBox="0 0 5708 5116">
          <text:p/>
        </draw:connector>
        <draw:connector draw:style-name="gr12" draw:text-style-name="P5" draw:layer="layout" svg:x1="12.099cm" svg:y1="11.658cm" svg:x2="12.099cm" svg:y2="12.534cm" draw:start-shape="id9" draw:start-glue-point="2" draw:end-shape="id4" draw:end-glue-point="0" svg:d="M12099 11658v876" svg:viewBox="0 0 1 877">
          <text:p/>
        </draw:connector>
        <draw:connector draw:style-name="gr7" draw:text-style-name="P5" draw:layer="layout" svg:x1="5.49cm" svg:y1="2.139cm" svg:x2="10.587cm" svg:y2="7.438cm" draw:start-shape="id3" draw:start-glue-point="1" draw:end-shape="id10" draw:end-glue-point="3" svg:d="M5490 2139h2548v5299h2549" svg:viewBox="0 0 5098 5300">
          <text:p/>
        </draw:connector>
        <draw:connector draw:style-name="gr7" draw:text-style-name="P5" draw:layer="layout" svg:x1="5.49cm" svg:y1="2.139cm" svg:x2="10.587cm" svg:y2="10.538cm" draw:start-shape="id3" draw:start-glue-point="1" draw:end-shape="id9" draw:end-glue-point="3" svg:d="M5490 2139h2548v8399h2549" svg:viewBox="0 0 5098 8400">
          <text:p/>
        </draw:connector>
        <draw:connector draw:style-name="gr6" draw:text-style-name="P5" draw:layer="layout" svg:x1="23.492cm" svg:y1="16.773cm" svg:x2="20.832cm" svg:y2="16.773cm" draw:start-shape="id6" draw:end-shape="id7" draw:end-glue-point="1" svg:d="M23492 16773h-2660" svg:viewBox="0 0 266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6:19:00.570213486</meta:creation-date>
    <dc:date>2021-10-09T18:02:03.665496615</dc:date>
    <meta:editing-duration>PT30M8S</meta:editing-duration>
    <meta:editing-cycles>8</meta:editing-cycles>
    <meta:generator>LibreOffice/6.4.7.2$Linux_X86_64 LibreOffice_project/40$Build-2</meta:generator>
    <meta:print-date>2021-10-09T17:24:06.455433212</meta:print-date>
    <meta:document-statistic meta:object-count="24"/>
  </office:meta>
</office:document-meta>
</file>